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841cm" table:align="left"/>
    </style:style>
    <style:style style:name="Table1.A" style:family="table-column">
      <style:table-column-properties style:column-width="10.841cm"/>
    </style:style>
    <style:style style:name="Table1.A1" style:family="table-cell">
      <style:table-cell-properties style:vertical-align="middle"/>
    </style:style>
    <style:style style:name="Table2" style:family="table">
      <style:table-properties style:width="10.545cm" table:align="left"/>
    </style:style>
    <style:style style:name="Table2.A" style:family="table-column">
      <style:table-column-properties style:column-width="10.545cm"/>
    </style:style>
    <style:style style:name="Table2.A1" style:family="table-cell">
      <style:table-cell-properties style:vertical-align="middle"/>
    </style:style>
    <style:style style:name="Table3" style:family="table">
      <style:table-properties style:width="15.411cm" table:align="left"/>
    </style:style>
    <style:style style:name="Table3.A" style:family="table-column">
      <style:table-column-properties style:column-width="4.246cm"/>
    </style:style>
    <style:style style:name="Table3.B" style:family="table-column">
      <style:table-column-properties style:column-width="11.16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708cm"/>
    </style:style>
    <style:style style:name="Table4.B" style:family="table-column">
      <style:table-column-properties style:column-width="14.293cm"/>
    </style:style>
    <style:style style:name="Table4.A1" style:family="table-cell">
      <style:table-cell-properties style:vertical-align="middle" fo:padding="0.049cm" fo:border="none"/>
    </style:style>
    <style:style style:name="P1" style:family="paragraph" style:parent-style-name="Text_20_body">
      <style:text-properties fo:font-weight="bold"/>
    </style:style>
    <style:style style:name="P2" style:family="paragraph" style:parent-style-name="Text_20_body">
      <style:paragraph-properties fo:text-align="start" style:justify-single-word="false"/>
      <style:text-properties fo:font-size="15pt" fo:font-weight="bold" officeooo:rsid="0020c65b" officeooo:paragraph-rsid="0020c65b" style:font-size-asian="15pt" style:font-weight-asian="bold" style:font-size-complex="15pt" style:font-weight-complex="bold"/>
    </style:style>
    <style:style style:name="P3" style:family="paragraph" style:parent-style-name="Table_20_Contents">
      <style:text-properties fo:font-weight="bold"/>
    </style:style>
    <style:style style:name="P4" style:family="paragraph" style:parent-style-name="Table_20_Contents">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ce between Function to pointer and pointer to function</text:p>
      <text:p text:style-name="Text_20_body">A function to pointer is one which returns a pointer.</text:p>
      <text:p text:style-name="Text_20_body">Ex: int *add(int num1,int num2) {<text:line-break/>. <text:line-break/>.<text:line-break/>}</text:p>
      <text:p text:style-name="Text_20_body">A pointer to function points to a function.</text:p>
      <text:p text:style-name="Text_20_body">Ex: int add();<text:line-break/>int (*addi)();<text:line-break/>addi =&amp;add;<text:line-break/>then (*addi)() represents add();</text:p>
      <text:p text:style-name="Text_20_body">A pointer to a function is a pointer that points to a function. A function pointer is a pointer that either has an indeterminate value, or has a null pointer value, or points to a function.</text:p>
      <text:p text:style-name="Text_20_body"/>
      <text:p text:style-name="Text_20_body"/>
      <text:p text:style-name="P2">Memory Allocation for the Global Variables</text:p>
      <text:h text:style-name="Heading_20_1" text:outline-level="1">Compile</text:h>
      <text:p text:style-name="Text_20_body">When a file is compiled, variables with "program duration" (static or global variables) which are defined within that "compilation unit" (in rough terms, the "c file") determine how much global space this program needs, and how it is initialized. </text:p>
      <text:h text:style-name="Heading_20_1" text:outline-level="1">Link</text:h>
      <text:p text:style-name="Text_20_body">When the linker creates your executable, it combines this information and puts it into sections of the executable used for that purpose. The linker then goes through and changes all references to that data to where it will put that data in the process's memory space when the program is loaded. So the <text:span text:style-name="Emphasis">pointers</text:span> to the global data will be like constants in your source file; no memory needs to be set aside for them.</text:p>
      <text:p text:style-name="Text_20_body">For zero-initialized or uninitialized global data, just the amount of space needed for such data is stored. For initialized data, the initial values are stored.</text:p>
      <text:h text:style-name="Heading_20_1" text:outline-level="1">Load</text:h>
      <text:p text:style-name="Text_20_body">When your program is loaded, the loader will look into the program file to tell how much zero-initialized data is needs, and sets aside enough of the process's memory space for it, and initializes it all to binary zero. For the initialized data, it sets aside memory for that and initializes it to the initial values saved in the exe file. It also sets aside areas for the heap (used by malloc()) and the stack.</text:p>
      <text:h text:style-name="Heading_20_1" text:outline-level="1"><text:soft-page-break/>Dynamic Libraries</text:h>
      <text:p text:style-name="Text_20_body">If your code is in a dynamic library, the linker can't know where it will put the global data. In this case, it creates sections in the library to tell it where the references to the global data are, and the loader takes care of changing the references to point to the right place when it <text:span text:style-name="Emphasis">loads</text:span> the file (this is why you pass -fPIC on the gcc command line for dlls). But since this is done at load time, by the time your program runs the placement of the data is known, so the loader knows where that data will be pointers to global data can still act as constants in your program.</text:p>
      <text:h text:style-name="Heading_20_1" text:outline-level="1">Dynamic Loading</text:h>
      <text:p text:style-name="Text_20_body">If you link dynamically to a dll, the loader doesn't know about it, so you have to call functions which know how to load a dll and get the address of its exported data and functions.</text:p>
      <text:p text:style-name="Text_20_body"/>
      <text:p text:style-name="Text_20_body"/>
      <text:h text:style-name="Heading_20_1" text:outline-level="1">What is Memory Leak? How can we avoid?</text:h>
      <text:p text:style-name="Text_20_body">Memory leak occurs when programmers create a memory in heap and forget to delete it.<text:line-break/>Memory leaks are particularly serious issues for programs like daemons and servers which by definition never terminate.</text:p>
      <text:section text:style-name="Sect1" text:name="highlighter_955416">
        <table:table table:name="Table1" table:style-name="Table1">
          <table:table-column table:style-name="Table1.A"/>
          <table:table-row>
            <table:table-cell table:style-name="Table1.A1" office:value-type="string">
              <text:p text:style-name="Table_20_Contents"><text:span text:style-name="Source_20_Text">/* Function with memory leak */</text:span></text:p>
              <text:p text:style-name="Table_20_Contents"><text:span text:style-name="Source_20_Text">#include &lt;stdlib.h&gt;</text:span></text:p>
              <text:p text:style-name="Table_20_Contents"> </text:p>
              <text:p text:style-name="Table_20_Contents"><text:span text:style-name="Source_20_Text">void</text:span> <text:span text:style-name="Source_20_Text">f()</text:span></text:p>
              <text:p text:style-name="Table_20_Contents"><text:span text:style-name="Source_20_Text">{</text:span></text:p>
              <text:p text:style-name="Table_20_Contents"><text:span text:style-name="Source_20_Text">   int</text:span> <text:span text:style-name="Source_20_Text">*ptr = (int</text:span> <text:span text:style-name="Source_20_Text">*) malloc(sizeof(int));</text:span></text:p>
              <text:p text:style-name="Table_20_Contents"> </text:p>
              <text:p text:style-name="Table_20_Contents"><text:span text:style-name="Source_20_Text">   /* Do some work */</text:span></text:p>
              <text:p text:style-name="Table_20_Contents"> </text:p>
              <text:p text:style-name="Table_20_Contents"><text:span text:style-name="Source_20_Text">   return; /* Return without freeing ptr*/</text:span></text:p>
              <text:p text:style-name="Table_20_Contents"><text:span text:style-name="Source_20_Text">}</text:span></text:p>
            </table:table-cell>
          </table:table-row>
        </table:table>
      </text:section>
      <text:p text:style-name="Text_20_body">To avoid memory leaks, memory allocated on heap should always be freed when no longer needed.</text:p>
      <text:section text:style-name="Sect1" text:name="highlighter_983965">
        <table:table table:name="Table2" table:style-name="Table2">
          <table:table-column table:style-name="Table2.A"/>
          <table:table-row>
            <table:table-cell table:style-name="Table2.A1" office:value-type="string">
              <text:p text:style-name="Table_20_Contents"><text:span text:style-name="Source_20_Text">/* Function without memory leak */</text:span></text:p>
              <text:p text:style-name="Table_20_Contents"><text:span text:style-name="Source_20_Text">#include &lt;stdlib.h&gt;;</text:span></text:p>
              <text:p text:style-name="Table_20_Contents"> </text:p>
              <text:p text:style-name="Table_20_Contents"><text:span text:style-name="Source_20_Text">void</text:span> <text:span text:style-name="Source_20_Text">f()</text:span></text:p>
              <text:p text:style-name="Table_20_Contents"><text:span text:style-name="Source_20_Text">{</text:span></text:p>
              <text:p text:style-name="Table_20_Contents"><text:span text:style-name="Source_20_Text">   int</text:span> <text:span text:style-name="Source_20_Text">*ptr = (int</text:span> <text:span text:style-name="Source_20_Text">*) malloc(sizeof(int));</text:span></text:p>
              <text:p text:style-name="Table_20_Contents"> </text:p>
              <text:p text:style-name="Table_20_Contents"><text:span text:style-name="Source_20_Text">   /* Do some work */</text:span></text:p>
              <text:p text:style-name="Table_20_Contents"> </text:p>
              <text:p text:style-name="Table_20_Contents"><text:span text:style-name="Source_20_Text">   free(ptr);</text:span></text:p>
              <text:p text:style-name="Table_20_Contents"><text:span text:style-name="Source_20_Text">   return;</text:span></text:p>
              <text:p text:style-name="Table_20_Contents"><text:span text:style-name="Source_20_Text">}</text:span></text:p>
            </table:table-cell>
          </table:table-row>
        </table:table>
      </text:section>
      <text:p text:style-name="Text_20_body"><text:soft-page-break/></text:p>
      <table:table table:name="Table3" table:style-name="Table3">
        <table:table-column table:style-name="Table3.A"/>
        <table:table-column table:style-name="Table3.B"/>
        <table:table-row>
          <table:table-cell table:style-name="Table3.A1" office:value-type="string">
            <text:p text:style-name="Table_20_Contents">640 down vote <text:a xlink:type="simple" xlink:href="https://stackoverflow.com/questions/184710/what-is-the-difference-between-a-deep-copy-and-a-shallow-copy#" text:style-name="Internet_20_link" text:visited-style-name="Visited_20_Internet_20_Link">favorite</text:a> </text:p>
            <text:p text:style-name="P3">296</text:p>
          </table:table-cell>
          <table:table-cell table:style-name="Table3.A1" office:value-type="string">
            <text:p text:style-name="P4">What is the difference between a deep copy and a shallow copy?</text:p>
          </table:table-cell>
        </table:table-row>
      </table:table>
      <text:p text:style-name="Text_20_body"/>
      <text:p text:style-name="Standard"/>
      <table:table table:name="Table4" table:style-name="Table4">
        <table:table-column table:style-name="Table4.A"/>
        <table:table-column table:style-name="Table4.B"/>
        <table:table-row>
          <table:table-cell table:style-name="Table4.A1" office:value-type="string">
            <text:p text:style-name="Table_20_Contents">498 down vote accepted </text:p>
          </table:table-cell>
          <table:table-cell table:style-name="Table4.A1" office:value-type="string">
            <text:p text:style-name="P4">Shallow copies duplicate as little as possible. A shallow copy of a collection is a copy of the collection structure, not the elements. With a shallow copy, two collections now share the individual elements.</text:p>
            <text:p text:style-name="P4">Deep copies duplicate everything. A deep copy of a collection is two collections with all of the elements in the original collection duplicated.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5:00:34.189755278</meta:creation-date>
    <dc:date>2017-07-26T15:30:58.693896360</dc:date>
    <meta:editing-duration>PT3H4M7S</meta:editing-duration>
    <meta:editing-cycles>6</meta:editing-cycles>
    <meta:generator>LibreOffice/5.1.6.2$Linux_X86_64 LibreOffice_project/10m0$Build-2</meta:generator>
    <meta:document-statistic meta:table-count="4" meta:image-count="0" meta:object-count="0" meta:page-count="3" meta:paragraph-count="50" meta:word-count="648" meta:character-count="3665" meta:non-whitespace-character-count="3029"/>
  </office:meta>
</office:document-meta>
</file>